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Array-Size</text:p>
          </table:table-cell>
          <table:table-cell table:style-name="Default" office:value-type="string">
            <text:p>IdArrayList-implicit-iterator</text:p>
          </table:table-cell>
          <table:table-cell table:style-name="Default" office:value-type="string">
            <text:p>IdArrayList-explicit-iterator</text:p>
          </table:table-cell>
          <table:table-cell table:style-name="Default" office:value-type="string">
            <text:p>IdArrayList-getFirst-getNext-</text:p>
          </table:table-cell>
          <table:table-cell table:style-name="Default" office:value-type="string">
            <text:p>IdArrayListA-for</text:p>
          </table:table-cell>
          <table:table-cell table:style-name="Default" office:value-type="string">
            <text:p>IdArrayListA-while</text:p>
          </table:table-cell>
          <table:table-cell table:style-name="Default" office:value-type="string">
            <text:p>java.util.ArrayList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17.0886731540283">
            <text:p>17,08867</text:p>
          </table:table-cell>
          <table:table-cell office:value-type="float" office:value="15.1806364480982">
            <text:p>15,18064</text:p>
          </table:table-cell>
          <table:table-cell office:value-type="float" office:value="26.5342249399259">
            <text:p>26,53422</text:p>
          </table:table-cell>
          <table:table-cell office:value-type="float" office:value="24.5723657838895">
            <text:p>24,57237</text:p>
          </table:table-cell>
          <table:table-cell office:value-type="float" office:value="2.05143286762038">
            <text:p>2,05143</text:p>
          </table:table-cell>
          <table:table-cell office:value-type="float" office:value="44.0676528110357">
            <text:p>44,06765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14.8445622449765">
            <text:p>14,84456</text:p>
          </table:table-cell>
          <table:table-cell office:value-type="float" office:value="30.5170263602905">
            <text:p>30,51703</text:p>
          </table:table-cell>
          <table:table-cell office:value-type="float" office:value="13.2000937411715">
            <text:p>13,20009</text:p>
          </table:table-cell>
          <table:table-cell office:value-type="float" office:value="15.2744750025977">
            <text:p>15,27448</text:p>
          </table:table-cell>
          <table:table-cell office:value-type="float" office:value="2.56610219449805">
            <text:p>2,56610</text:p>
          </table:table-cell>
          <table:table-cell office:value-type="float" office:value="33.2223696187052">
            <text:p>33,22237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17.0521452974175">
            <text:p>17,05215</text:p>
          </table:table-cell>
          <table:table-cell office:value-type="float" office:value="12.8768788789024">
            <text:p>12,87688</text:p>
          </table:table-cell>
          <table:table-cell office:value-type="float" office:value="13.1397635798284">
            <text:p>13,13976</text:p>
          </table:table-cell>
          <table:table-cell office:value-type="float" office:value="8.92536737101751">
            <text:p>8,92537</text:p>
          </table:table-cell>
          <table:table-cell office:value-type="float" office:value="9.22109821095876">
            <text:p>9,22110</text:p>
          </table:table-cell>
          <table:table-cell office:value-type="float" office:value="28.6857073955304">
            <text:p>28,68571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27.8529939732848">
            <text:p>27,85299</text:p>
          </table:table-cell>
          <table:table-cell office:value-type="float" office:value="13.3882993866581">
            <text:p>13,38830</text:p>
          </table:table-cell>
          <table:table-cell office:value-type="float" office:value="26.1680360344394">
            <text:p>26,16804</text:p>
          </table:table-cell>
          <table:table-cell office:value-type="float" office:value="8.32079637791911">
            <text:p>8,32080</text:p>
          </table:table-cell>
          <table:table-cell office:value-type="float" office:value="3.4116632533743">
            <text:p>3,41166</text:p>
          </table:table-cell>
          <table:table-cell office:value-type="float" office:value="30.431653564967">
            <text:p>30,43165</text:p>
          </table:table-cell>
        </table:table-row>
        <table:table-row table:style-name="ro1">
          <table:table-cell office:value-type="float" office:value="32766">
            <text:p>32766</text:p>
          </table:table-cell>
          <table:table-cell office:value-type="float" office:value="17.575277357397">
            <text:p>17,57528</text:p>
          </table:table-cell>
          <table:table-cell office:value-type="float" office:value="26.6300802779672">
            <text:p>26,63008</text:p>
          </table:table-cell>
          <table:table-cell office:value-type="float" office:value="10.9180704884076">
            <text:p>10,91807</text:p>
          </table:table-cell>
          <table:table-cell office:value-type="float" office:value="9.02016312061473">
            <text:p>9,02016</text:p>
          </table:table-cell>
          <table:table-cell office:value-type="float" office:value="2.31956760047068">
            <text:p>2,31957</text:p>
          </table:table-cell>
          <table:table-cell office:value-type="float" office:value="27.1838539850674">
            <text:p>27,18385</text:p>
          </table:table-cell>
        </table:table-row>
        <table:table-row table:style-name="ro1">
          <table:table-cell>
            <draw:frame table:end-cell-address="Foglio1.G34" table:end-x="2.752cm" table:end-y="0.346cm" draw:z-index="0" draw:style-name="gr1" svg:width="24.009cm" svg:height="12.247cm" svg:x="0.472cm" svg:y="0.293cm">
              <draw:object draw:notify-on-update-of-ranges="Foglio1.A1:Foglio1.A1 Foglio1.A2:Foglio1.A6 Foglio1.B1:Foglio1.B1 Foglio1.B2:Foglio1.B6 Foglio1.C1:Foglio1.C1 Foglio1.C2:Foglio1.C6 Foglio1.D1:Foglio1.D1 Foglio1.D2:Foglio1.D6 Foglio1.E1:Foglio1.E1 Foglio1.E2:Foglio1.E6 Foglio1.F1:Foglio1.F1 Foglio1.F2:Foglio1.F6 Foglio1.G1:Foglio1.G1 Foglio1.G2:Foglio1.G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0.54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5-02T10:54:22.68</dc:date>
    <dc:creator>Giuseppe Pace</dc:creator>
    <meta:document-statistic meta:table-count="1" meta:cell-count="42" meta:object-count="1"/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04">
      <number:number number: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0084d1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83caff" dr3d:edge-rounding="0%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c5000b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4.01cm" svg:height="12.248cm" chart:class="chart:bar" chart:style-name="ch1">
        <chart:title svg:x="10.139cm" svg:y="0.245cm" chart:style-name="ch2">
          <text:p>Lists Performances</text:p>
        </chart:title>
        <chart:legend chart:legend-position="end" svg:x="19.229cm" svg:y="4.749cm" chart:style-name="ch3"/>
        <chart:plot-area chart:style-name="ch4" table:cell-range-address="Foglio1.A1:Foglio1.G6" chart:data-source-has-labels="both" svg:x="0.759cm" svg:y="0.992cm" svg:width="17.991cm" svg:height="10.725cm">
          <chart:axis chart:dimension="x" chart:name="primary-x" chart:style-name="ch5">
            <chart:title svg:x="9.366cm" svg:y="11.363cm" chart:style-name="ch6">
              <text:p>Lists size</text:p>
            </chart:title>
            <chart:categories table:cell-range-address="Foglio1.A2:Foglio1.A6"/>
          </chart:axis>
          <chart:axis chart:dimension="y" chart:name="primary-y" chart:style-name="ch7">
            <chart:title svg:x="0.481cm" svg:y="6.293cm" chart:style-name="ch8">
              <text:p>ms</text:p>
            </chart:title>
            <chart:grid chart:style-name="ch9" chart:class="major"/>
          </chart:axis>
          <chart:series chart:style-name="ch10" chart:values-cell-range-address="Foglio1.B2:Foglio1.B6" chart:label-cell-address="Foglio1.B1:Foglio1.B1" chart:class="chart:bar">
            <chart:data-point chart:repeated="5"/>
          </chart:series>
          <chart:series chart:style-name="ch11" chart:values-cell-range-address="Foglio1.C2:Foglio1.C6" chart:label-cell-address="Foglio1.C1:Foglio1.C1" chart:class="chart:bar">
            <chart:data-point chart:repeated="5"/>
          </chart:series>
          <chart:series chart:style-name="ch12" chart:values-cell-range-address="Foglio1.D2:Foglio1.D6" chart:label-cell-address="Foglio1.D1:Foglio1.D1" chart:class="chart:bar">
            <chart:data-point chart:repeated="5"/>
          </chart:series>
          <chart:series chart:style-name="ch13" chart:values-cell-range-address="Foglio1.E2:Foglio1.E6" chart:label-cell-address="Foglio1.E1:Foglio1.E1" chart:class="chart:bar">
            <chart:data-point chart:repeated="5"/>
          </chart:series>
          <chart:series chart:style-name="ch14" chart:values-cell-range-address="Foglio1.F2:Foglio1.F6" chart:label-cell-address="Foglio1.F1:Foglio1.F1" chart:class="chart:bar">
            <chart:data-point chart:repeated="5"/>
          </chart:series>
          <chart:series chart:style-name="ch15" chart:values-cell-range-address="Foglio1.G2:Foglio1.G6" chart:label-cell-address="Foglio1.G1:Foglio1.G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1:Foglio1.B1">IdArrayList-implicit-iterator</text:p>
              </table:table-cell>
              <table:table-cell office:value-type="string">
                <text:p text:id="Foglio1.C1:Foglio1.C1">IdArrayList-explicit-iterator</text:p>
              </table:table-cell>
              <table:table-cell office:value-type="string">
                <text:p text:id="Foglio1.D1:Foglio1.D1">IdArrayList-getFirst-getNext-</text:p>
              </table:table-cell>
              <table:table-cell office:value-type="string">
                <text:p text:id="Foglio1.E1:Foglio1.E1">IdArrayListA-for</text:p>
              </table:table-cell>
              <table:table-cell office:value-type="string">
                <text:p text:id="Foglio1.F1:Foglio1.F1">IdArrayListA-while</text:p>
              </table:table-cell>
              <table:table-cell office:value-type="string">
                <text:p text:id="Foglio1.G1:Foglio1.G1">java.util.ArrayList</text:p>
              </table:table-cell>
            </table:table-row>
          </table:table-header-rows>
          <table:table-rows>
            <table:table-row>
              <table:table-cell office:value-type="string">
                <text:p text:id="Foglio1.A2:Foglio1.A6">32766</text:p>
              </table:table-cell>
              <table:table-cell office:value-type="float" office:value="17.0886731540283">
                <text:p text:id="Foglio1.B2:Foglio1.B6">17.0886731540283</text:p>
              </table:table-cell>
              <table:table-cell office:value-type="float" office:value="15.1806364480982">
                <text:p text:id="Foglio1.C2:Foglio1.C6">15.1806364480982</text:p>
              </table:table-cell>
              <table:table-cell office:value-type="float" office:value="26.5342249399259">
                <text:p text:id="Foglio1.D2:Foglio1.D6">26.5342249399259</text:p>
              </table:table-cell>
              <table:table-cell office:value-type="float" office:value="24.5723657838895">
                <text:p text:id="Foglio1.E2:Foglio1.E6">24.5723657838895</text:p>
              </table:table-cell>
              <table:table-cell office:value-type="float" office:value="2.05143286762038">
                <text:p text:id="Foglio1.F2:Foglio1.F6">2.05143286762038</text:p>
              </table:table-cell>
              <table:table-cell office:value-type="float" office:value="44.0676528110357">
                <text:p text:id="Foglio1.G2:Foglio1.G6">44.0676528110357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14.8445622449765">
                <text:p>14.8445622449765</text:p>
              </table:table-cell>
              <table:table-cell office:value-type="float" office:value="30.5170263602905">
                <text:p>30.5170263602905</text:p>
              </table:table-cell>
              <table:table-cell office:value-type="float" office:value="13.2000937411715">
                <text:p>13.2000937411715</text:p>
              </table:table-cell>
              <table:table-cell office:value-type="float" office:value="15.2744750025977">
                <text:p>15.2744750025977</text:p>
              </table:table-cell>
              <table:table-cell office:value-type="float" office:value="2.56610219449805">
                <text:p>2.56610219449805</text:p>
              </table:table-cell>
              <table:table-cell office:value-type="float" office:value="33.2223696187052">
                <text:p>33.2223696187052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17.0521452974175">
                <text:p>17.0521452974175</text:p>
              </table:table-cell>
              <table:table-cell office:value-type="float" office:value="12.8768788789024">
                <text:p>12.8768788789024</text:p>
              </table:table-cell>
              <table:table-cell office:value-type="float" office:value="13.1397635798284">
                <text:p>13.1397635798284</text:p>
              </table:table-cell>
              <table:table-cell office:value-type="float" office:value="8.92536737101751">
                <text:p>8.92536737101751</text:p>
              </table:table-cell>
              <table:table-cell office:value-type="float" office:value="9.22109821095876">
                <text:p>9.22109821095876</text:p>
              </table:table-cell>
              <table:table-cell office:value-type="float" office:value="28.6857073955304">
                <text:p>28.6857073955304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27.8529939732848">
                <text:p>27.8529939732848</text:p>
              </table:table-cell>
              <table:table-cell office:value-type="float" office:value="13.3882993866581">
                <text:p>13.3882993866581</text:p>
              </table:table-cell>
              <table:table-cell office:value-type="float" office:value="26.1680360344394">
                <text:p>26.1680360344394</text:p>
              </table:table-cell>
              <table:table-cell office:value-type="float" office:value="8.32079637791911">
                <text:p>8.32079637791911</text:p>
              </table:table-cell>
              <table:table-cell office:value-type="float" office:value="3.4116632533743">
                <text:p>3.4116632533743</text:p>
              </table:table-cell>
              <table:table-cell office:value-type="float" office:value="30.431653564967">
                <text:p>30.431653564967</text:p>
              </table:table-cell>
            </table:table-row>
            <table:table-row>
              <table:table-cell office:value-type="string">
                <text:p>32766</text:p>
              </table:table-cell>
              <table:table-cell office:value-type="float" office:value="17.575277357397">
                <text:p>17.575277357397</text:p>
              </table:table-cell>
              <table:table-cell office:value-type="float" office:value="26.6300802779672">
                <text:p>26.6300802779672</text:p>
              </table:table-cell>
              <table:table-cell office:value-type="float" office:value="10.9180704884076">
                <text:p>10.9180704884076</text:p>
              </table:table-cell>
              <table:table-cell office:value-type="float" office:value="9.02016312061473">
                <text:p>9.02016312061473</text:p>
              </table:table-cell>
              <table:table-cell office:value-type="float" office:value="2.31956760047068">
                <text:p>2.31956760047068</text:p>
              </table:table-cell>
              <table:table-cell office:value-type="float" office:value="27.1838539850674">
                <text:p>27.1838539850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